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2.9201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8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>
            <text:p>15.4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B Prithwijit Banerje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DD Dhrumil Desa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TE Tim Elflei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SG Svetlana Gorovai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HH Hadera Teame Hailu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RH Ruisheng H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SH Shreyas Hosadurga Sadananda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DJ Deekshith Jagadeesh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DJ Damian Jeyakuma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PJ Priyam Jh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RK Rahul Kasaragod Visha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MK Muhammad Talha Kha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CL Chandana Lakshmisagara Udayashankar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SM Suhaim Manna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NM Nensi Mecalla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SM Sahana Mysore Venkatesh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VP Vidya Padmanabha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LP Lorenz Pfeife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HP Harshith Babu Prakash Babu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Lorena Rama Lorena Rama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SS Selma Saliaj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AS Abin Skaria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AS Aadishri Soni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KT Kevin Thomas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CW Clair Weir</text:p>
          </table:table-cell>
          <table:table-cell/>
        </table:table-row>
      </table:table>
      <table:table table:name="G2" table:style-name="ta1"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2"/>
          <table:table-cell office:value-type="string" calcext:value-type="string">
            <text:p>15.4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tab/>AA Areej Anju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RC Rachitha Chandra Bhanu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YC Yashwanth Goud Chithaloor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KD Krish Dhanani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SF Shehariyar Firdous Shaikh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HG Harshavardini Gowrisankar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SJ Shravani Josh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KK Krishna Kapoo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CK Christopher Koha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M Sai Surya Mad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IM Israt Jahan Mitu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PM Peter Möhl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RM Rikuto Momoi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JM Josian Müller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PM Prethebha Muthukumaran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LN Lavanya Nagaraj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AR Anshita Ramayanam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RS Rafsan Bari Shafin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SS Suhasini Sharma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JS Justus Störk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PS Pavin Sumathi Palanichamy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YS Yashaswini Suresh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BT Bhuvana Chandra Thot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5">00/00/0000</text:date>, <text:time style:data-style-name="N2" text:time-value="18:54:15.8423164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15T19:43:07.181839714</dc:date>
    <meta:editing-duration>PT13M27S</meta:editing-duration>
    <meta:editing-cycles>2</meta:editing-cycles>
    <meta:generator>LibreOffice/25.8.6.2$Linux_X86_64 LibreOffice_project/a46b460d1686bb49c718d2ef5f88b83ff2dc4981</meta:generator>
    <meta:document-statistic meta:table-count="2" meta:cell-count="106" meta:object-count="0"/>
  </office:meta>
</office:document-meta>
</file>